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A0000003CD87A17848E5ABA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9.608cm"/>
    </style:style>
    <style:style style:name="Table1.C" style:family="table-column">
      <style:table-column-properties style:column-width="5.306cm"/>
    </style:style>
    <style:style style:name="Table1.A1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602cm"/>
    </style:style>
    <style:style style:name="Table2.B" style:family="table-column">
      <style:table-column-properties style:column-width="13.407cm"/>
    </style:style>
    <style:style style:name="Table2.1" style:family="table-row">
      <style:table-row-properties style:min-row-height="1.404cm"/>
    </style:style>
    <style:style style:name="Table2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2.2" style:family="table-row">
      <style:table-row-properties style:min-row-height="1.588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602cm"/>
    </style:style>
    <style:style style:name="Table3.B" style:family="table-column">
      <style:table-column-properties style:column-width="13.407cm"/>
    </style:style>
    <style:style style:name="Table3.1" style:family="table-row">
      <style:table-row-properties style:min-row-height="1.404cm"/>
    </style:style>
    <style:style style:name="Table3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3.2" style:family="table-row">
      <style:table-row-properties style:min-row-height="1.588cm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3.602cm"/>
    </style:style>
    <style:style style:name="Table4.B" style:family="table-column">
      <style:table-column-properties style:column-width="13.407cm"/>
    </style:style>
    <style:style style:name="Table4.1" style:family="table-row">
      <style:table-row-properties style:min-row-height="1.404cm"/>
    </style:style>
    <style:style style:name="Table4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4.2" style:family="table-row">
      <style:table-row-properties style:min-row-height="1.588cm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3.602cm"/>
    </style:style>
    <style:style style:name="Table5.B" style:family="table-column">
      <style:table-column-properties style:column-width="13.407cm"/>
    </style:style>
    <style:style style:name="Table5.1" style:family="table-row">
      <style:table-row-properties style:min-row-height="1.404cm"/>
    </style:style>
    <style:style style:name="Table5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5.2" style:family="table-row">
      <style:table-row-properties style:min-row-height="1.588cm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3.602cm"/>
    </style:style>
    <style:style style:name="Table6.B" style:family="table-column">
      <style:table-column-properties style:column-width="13.407cm"/>
    </style:style>
    <style:style style:name="Table6.1" style:family="table-row">
      <style:table-row-properties style:min-row-height="1.404cm"/>
    </style:style>
    <style:style style:name="Table6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6.2" style:family="table-row">
      <style:table-row-properties style:min-row-height="1.588cm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3.602cm"/>
    </style:style>
    <style:style style:name="Table7.B" style:family="table-column">
      <style:table-column-properties style:column-width="13.407cm"/>
    </style:style>
    <style:style style:name="Table7.1" style:family="table-row">
      <style:table-row-properties style:min-row-height="1.404cm"/>
    </style:style>
    <style:style style:name="Table7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7.2" style:family="table-row">
      <style:table-row-properties style:min-row-height="1.588cm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1pt" fo:font-style="italic" fo:text-shadow="none" fo:font-weight="bold" officeooo:paragraph-rsid="0191c7a3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color="#ff0000" fo:font-size="10pt" officeooo:paragraph-rsid="019f3726"/>
    </style:style>
    <style:style style:name="P3" style:family="paragraph" style:parent-style-name="Standard">
      <style:text-properties fo:font-size="18pt" fo:font-weight="bold" officeooo:rsid="019e9d53" officeooo:paragraph-rsid="01a74de7" style:font-size-asian="18pt" style:font-weight-asian="bold" style:font-size-complex="18pt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size="12pt" fo:font-weight="bold" officeooo:rsid="013be6ed" officeooo:paragraph-rsid="01a74de7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fo:font-size="12pt" fo:font-weight="bold" officeooo:rsid="013be6ed" officeooo:paragraph-rsid="01b6a633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fo:font-size="12pt" fo:font-weight="normal" officeooo:rsid="013be6ed" officeooo:paragraph-rsid="01b6a63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weight="normal" officeooo:paragraph-rsid="01a74de7" style:font-weight-asian="normal" style:font-weight-complex="normal"/>
    </style:style>
    <style:style style:name="P8" style:family="paragraph" style:parent-style-name="Standard">
      <loext:graphic-properties draw:fill="none"/>
      <style:paragraph-properties fo:background-color="transparent"/>
      <style:text-properties fo:font-weight="normal" officeooo:paragraph-rsid="01a74de7" style:font-weight-asian="normal" style:font-weight-complex="normal"/>
    </style:style>
    <style:style style:name="P9" style:family="paragraph" style:parent-style-name="Standard">
      <style:text-properties fo:font-weight="normal" officeooo:paragraph-rsid="01b6a633" style:font-weight-asian="normal" style:font-weight-complex="normal"/>
    </style:style>
    <style:style style:name="P10" style:family="paragraph" style:parent-style-name="Standard">
      <loext:graphic-properties draw:fill="none"/>
      <style:paragraph-properties fo:background-color="transparent"/>
      <style:text-properties fo:font-weight="normal" officeooo:paragraph-rsid="01b6a633" style:font-weight-asian="normal" style:font-weight-complex="normal"/>
    </style:style>
    <style:style style:name="P11" style:family="paragraph" style:parent-style-name="Standard">
      <style:text-properties fo:font-size="16pt" fo:font-weight="bold" officeooo:rsid="019e9d53" officeooo:paragraph-rsid="01a74de7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19e9d53" officeooo:paragraph-rsid="01a74de7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4pt" fo:font-weight="bold" officeooo:rsid="01b0bb8e" officeooo:paragraph-rsid="01a74de7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1b0bb8e" officeooo:paragraph-rsid="01b6a633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officeooo:rsid="01b0bb8e" officeooo:paragraph-rsid="01a74de7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fo:font-weight="bold" officeooo:rsid="01b590d6" officeooo:paragraph-rsid="01b6a633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1b35636" officeooo:paragraph-rsid="01a74de7" style:font-size-asian="12pt" style:font-size-complex="12pt"/>
    </style:style>
    <style:style style:name="P18" style:family="paragraph" style:parent-style-name="Table_20_Contents">
      <style:text-properties fo:font-size="12pt" officeooo:rsid="01b5798a" officeooo:paragraph-rsid="01b6a633" style:font-size-asian="12pt" style:font-size-complex="12pt"/>
    </style:style>
    <style:style style:name="P19" style:family="paragraph" style:parent-style-name="Table_20_Contents">
      <style:text-properties fo:font-size="12pt" officeooo:rsid="01d3ba26" officeooo:paragraph-rsid="01b6a633" style:font-size-asian="12pt" style:font-size-complex="12pt"/>
    </style:style>
    <style:style style:name="P20" style:family="paragraph" style:parent-style-name="Table_20_Contents">
      <style:text-properties fo:font-size="12pt" officeooo:rsid="01d6c6ee" officeooo:paragraph-rsid="01b6a633" style:font-size-asian="12pt" style:font-size-complex="12pt"/>
    </style:style>
    <style:style style:name="P21" style:family="paragraph" style:parent-style-name="Table_20_Contents">
      <style:text-properties fo:font-size="12pt" officeooo:rsid="01dc057b" officeooo:paragraph-rsid="01b6a633" style:font-size-asian="12pt" style:font-size-complex="12pt"/>
    </style:style>
    <style:style style:name="P22" style:family="paragraph" style:parent-style-name="Table_20_Contents">
      <style:text-properties fo:font-size="12pt" officeooo:rsid="01e15721" officeooo:paragraph-rsid="01b6a633" style:font-size-asian="12pt" style:font-size-complex="12pt"/>
    </style:style>
    <style:style style:name="P23" style:family="paragraph" style:parent-style-name="Table_20_Contents">
      <style:text-properties fo:font-size="12pt" officeooo:rsid="01e56c6a" officeooo:paragraph-rsid="01b6a633" style:font-size-asian="12pt" style:font-size-complex="12pt"/>
    </style:style>
    <style:style style:name="P24" style:family="paragraph" style:parent-style-name="Table_20_Contents">
      <style:text-properties fo:font-size="12pt" officeooo:rsid="01e936af" officeooo:paragraph-rsid="01b6a633" style:font-size-asian="12pt" style:font-size-complex="12pt"/>
    </style:style>
    <style:style style:name="P25" style:family="paragraph" style:parent-style-name="Table_20_Contents">
      <style:text-properties fo:font-size="12pt" officeooo:rsid="01ee298f" officeooo:paragraph-rsid="01b6a633" style:font-size-asian="12pt" style:font-size-complex="12pt"/>
    </style:style>
    <style:style style:name="P26" style:family="paragraph" style:parent-style-name="Table_20_Contents">
      <style:text-properties fo:font-size="12pt" officeooo:rsid="01ef476d" officeooo:paragraph-rsid="01b6a633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officeooo:rsid="01b5798a" officeooo:paragraph-rsid="01b6a633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margin-top="0.101cm" fo:margin-bottom="0.101cm" loext:contextual-spacing="false"/>
      <style:text-properties fo:font-size="12pt" officeooo:rsid="01b5798a" officeooo:paragraph-rsid="01b6a633" style:font-size-asian="12pt" style:font-size-complex="12pt"/>
    </style:style>
    <style:style style:name="P29" style:family="paragraph" style:parent-style-name="Table_20_Contents">
      <style:paragraph-properties fo:margin-top="0.101cm" fo:margin-bottom="0.101cm" loext:contextual-spacing="false"/>
      <style:text-properties fo:font-size="12pt" officeooo:rsid="01bef0a4" officeooo:paragraph-rsid="01b6a633" style:font-size-asian="12pt" style:font-size-complex="12pt"/>
    </style:style>
    <style:style style:name="P30" style:family="paragraph" style:parent-style-name="Table_20_Contents">
      <style:paragraph-properties fo:margin-top="0.101cm" fo:margin-bottom="0.101cm" loext:contextual-spacing="false"/>
      <style:text-properties fo:font-size="12pt" officeooo:rsid="01c20371" officeooo:paragraph-rsid="01b6a633" style:font-size-asian="12pt" style:font-size-complex="12pt"/>
    </style:style>
    <style:style style:name="P31" style:family="paragraph" style:parent-style-name="Table_20_Contents">
      <style:paragraph-properties fo:margin-top="0.101cm" fo:margin-bottom="0.101cm" loext:contextual-spacing="false"/>
      <style:text-properties fo:font-size="12pt" officeooo:rsid="01c57081" officeooo:paragraph-rsid="01b6a633" style:font-size-asian="12pt" style:font-size-complex="12pt"/>
    </style:style>
    <style:style style:name="P32" style:family="paragraph" style:parent-style-name="Table_20_Contents">
      <style:paragraph-properties fo:margin-top="0.101cm" fo:margin-bottom="0.101cm" loext:contextual-spacing="false"/>
      <style:text-properties fo:font-size="12pt" officeooo:rsid="01caa2f1" officeooo:paragraph-rsid="01b6a633" style:font-size-asian="12pt" style:font-size-complex="12pt"/>
    </style:style>
    <style:style style:name="P33" style:family="paragraph" style:parent-style-name="Table_20_Contents">
      <style:paragraph-properties fo:margin-top="0.101cm" fo:margin-bottom="0.101cm" loext:contextual-spacing="false"/>
      <style:text-properties fo:font-size="12pt" officeooo:rsid="01cf11be" officeooo:paragraph-rsid="01b6a633" style:font-size-asian="12pt" style:font-size-complex="12pt"/>
    </style:style>
    <style:style style:name="P34" style:family="paragraph" style:parent-style-name="Table_20_Contents">
      <style:paragraph-properties fo:margin-top="0.101cm" fo:margin-bottom="0.101cm" loext:contextual-spacing="false"/>
      <style:text-properties fo:font-size="12pt" officeooo:rsid="01d54f17" officeooo:paragraph-rsid="01b6a633" style:font-size-asian="12pt" style:font-size-complex="12pt"/>
    </style:style>
    <style:style style:name="P35" style:family="paragraph" style:parent-style-name="Table_20_Contents">
      <style:paragraph-properties fo:margin-top="0.101cm" fo:margin-bottom="0.101cm" loext:contextual-spacing="false"/>
      <style:text-properties fo:font-size="12pt" officeooo:rsid="01d754b0" officeooo:paragraph-rsid="01b6a633" style:font-size-asian="12pt" style:font-size-complex="12pt"/>
    </style:style>
    <style:style style:name="P36" style:family="paragraph" style:parent-style-name="Table_20_Contents">
      <style:paragraph-properties fo:margin-top="0.101cm" fo:margin-bottom="0.101cm" loext:contextual-spacing="false"/>
      <style:text-properties fo:font-size="12pt" officeooo:rsid="01ddb16f" officeooo:paragraph-rsid="01b6a633" style:font-size-asian="12pt" style:font-size-complex="12pt"/>
    </style:style>
    <style:style style:name="P37" style:family="paragraph" style:parent-style-name="Table_20_Contents">
      <style:paragraph-properties fo:margin-top="0.101cm" fo:margin-bottom="0.101cm" loext:contextual-spacing="false"/>
      <style:text-properties fo:font-size="12pt" officeooo:rsid="01e31514" officeooo:paragraph-rsid="01b6a633" style:font-size-asian="12pt" style:font-size-complex="12pt"/>
    </style:style>
    <style:style style:name="P38" style:family="paragraph" style:parent-style-name="Table_20_Contents">
      <style:paragraph-properties fo:margin-top="0.101cm" fo:margin-bottom="0.101cm" loext:contextual-spacing="false"/>
      <style:text-properties fo:font-size="12pt" officeooo:rsid="01e61ea8" officeooo:paragraph-rsid="01b6a633" style:font-size-asian="12pt" style:font-size-complex="12pt"/>
    </style:style>
    <style:style style:name="P39" style:family="paragraph" style:parent-style-name="Table_20_Contents">
      <style:paragraph-properties fo:margin-top="0.101cm" fo:margin-bottom="0.101cm" loext:contextual-spacing="false"/>
      <style:text-properties fo:font-size="12pt" officeooo:rsid="01eb0a28" officeooo:paragraph-rsid="01b6a633" style:font-size-asian="12pt" style:font-size-complex="12pt"/>
    </style:style>
    <style:style style:name="P40" style:family="paragraph" style:parent-style-name="Table_20_Contents">
      <style:paragraph-properties fo:margin-top="0.101cm" fo:margin-bottom="0.101cm" loext:contextual-spacing="false"/>
      <style:text-properties fo:font-size="12pt" officeooo:rsid="01ee4106" officeooo:paragraph-rsid="01b6a633" style:font-size-asian="12pt" style:font-size-complex="12pt"/>
    </style:style>
    <style:style style:name="P41" style:family="paragraph" style:parent-style-name="Table_20_Contents">
      <style:paragraph-properties fo:margin-top="0.101cm" fo:margin-bottom="0.101cm" loext:contextual-spacing="false"/>
      <style:text-properties fo:font-size="12pt" officeooo:rsid="01ef0933" officeooo:paragraph-rsid="01b6a633" style:font-size-asian="12pt" style:font-size-complex="12pt"/>
    </style:style>
    <style:style style:name="P42" style:family="paragraph" style:parent-style-name="Standard">
      <loext:graphic-properties draw:fill="none"/>
      <style:paragraph-properties fo:background-color="transparent"/>
      <style:text-properties fo:font-size="12pt" fo:font-weight="bold" officeooo:rsid="013be6ed" officeooo:paragraph-rsid="01a74de7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fo:font-size="12pt" fo:font-weight="bold" officeooo:rsid="013be6ed" officeooo:paragraph-rsid="01b6a633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fo:font-size="12pt" fo:font-weight="normal" officeooo:rsid="013be6ed" officeooo:paragraph-rsid="01b6a633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background-color="transparent"/>
      <style:text-properties fo:font-weight="normal" officeooo:paragraph-rsid="01b6a633" style:font-weight-asian="normal" style:font-weight-complex="normal"/>
    </style:style>
    <style:style style:name="P46" style:family="paragraph" style:parent-style-name="Table_20_Contents">
      <style:text-properties fo:font-size="12pt" officeooo:rsid="01b852ec" officeooo:paragraph-rsid="01b852ec" style:font-size-asian="12pt" style:font-size-complex="12pt"/>
    </style:style>
    <style:style style:name="P47" style:family="paragraph" style:parent-style-name="Table_20_Contents">
      <style:text-properties fo:font-size="12pt" officeooo:rsid="01b852ec" officeooo:paragraph-rsid="01bf98cf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1b96cd6" officeooo:paragraph-rsid="01b96cd6" style:font-size-asian="12pt" style:font-size-complex="12pt"/>
    </style:style>
    <style:style style:name="P49" style:family="paragraph" style:parent-style-name="Table_20_Contents">
      <style:text-properties fo:font-size="12pt" officeooo:rsid="01bac94d" officeooo:paragraph-rsid="01bac94d" style:font-size-asian="12pt" style:font-size-complex="12pt"/>
    </style:style>
    <style:style style:name="P50" style:family="paragraph" style:parent-style-name="Table_20_Contents">
      <style:text-properties fo:font-size="12pt" officeooo:rsid="01bcc05f" officeooo:paragraph-rsid="01bcc05f" style:font-size-asian="12pt" style:font-size-complex="12pt"/>
    </style:style>
    <style:style style:name="P51" style:family="paragraph" style:parent-style-name="Table_20_Contents">
      <style:text-properties fo:font-size="12pt" officeooo:rsid="01bdda33" officeooo:paragraph-rsid="01bdda33" style:font-size-asian="12pt" style:font-size-complex="12pt"/>
    </style:style>
    <style:style style:name="P52" style:family="paragraph" style:parent-style-name="Table_20_Contents">
      <style:text-properties fo:font-size="12pt" officeooo:rsid="01b5798a" officeooo:paragraph-rsid="01c0f024" style:font-size-asian="12pt" style:font-size-complex="12pt"/>
    </style:style>
    <style:style style:name="P53" style:family="paragraph" style:parent-style-name="Table_20_Contents">
      <style:text-properties fo:font-size="12pt" officeooo:rsid="01b5798a" officeooo:paragraph-rsid="01c202a3" style:font-size-asian="12pt" style:font-size-complex="12pt"/>
    </style:style>
    <style:style style:name="P54" style:family="paragraph" style:parent-style-name="Table_20_Contents">
      <style:text-properties fo:font-size="12pt" officeooo:rsid="01b5798a" officeooo:paragraph-rsid="01c2038e" style:font-size-asian="12pt" style:font-size-complex="12pt"/>
    </style:style>
    <style:style style:name="P55" style:family="paragraph" style:parent-style-name="Table_20_Contents">
      <style:text-properties fo:font-size="12pt" officeooo:rsid="01b5798a" officeooo:paragraph-rsid="01c8954d" style:font-size-asian="12pt" style:font-size-complex="12pt"/>
    </style:style>
    <style:style style:name="P56" style:family="paragraph" style:parent-style-name="Table_20_Contents">
      <style:text-properties fo:font-size="12pt" officeooo:rsid="01b5798a" officeooo:paragraph-rsid="01cb7c3b" style:font-size-asian="12pt" style:font-size-complex="12pt"/>
    </style:style>
    <style:style style:name="P57" style:family="paragraph" style:parent-style-name="Table_20_Contents">
      <style:text-properties fo:font-size="12pt" officeooo:rsid="01b5798a" officeooo:paragraph-rsid="01cfc7f7" style:font-size-asian="12pt" style:font-size-complex="12pt"/>
    </style:style>
    <style:style style:name="P58" style:family="paragraph" style:parent-style-name="Table_20_Contents">
      <style:text-properties fo:font-size="12pt" officeooo:rsid="01c202a3" officeooo:paragraph-rsid="01c202a3" style:font-size-asian="12pt" style:font-size-complex="12pt"/>
    </style:style>
    <style:style style:name="P59" style:family="paragraph" style:parent-style-name="Table_20_Contents">
      <style:text-properties fo:font-size="12pt" officeooo:rsid="01c246fa" officeooo:paragraph-rsid="01c246fa" style:font-size-asian="12pt" style:font-size-complex="12pt"/>
    </style:style>
    <style:style style:name="P60" style:family="paragraph" style:parent-style-name="Table_20_Contents">
      <style:text-properties fo:font-size="12pt" officeooo:rsid="01c675be" officeooo:paragraph-rsid="01c675be" style:font-size-asian="12pt" style:font-size-complex="12pt"/>
    </style:style>
    <style:style style:name="P61" style:family="paragraph" style:parent-style-name="Table_20_Contents">
      <style:text-properties fo:font-size="12pt" officeooo:rsid="01cc24b8" officeooo:paragraph-rsid="01cc24b8" style:font-size-asian="12pt" style:font-size-complex="12pt"/>
    </style:style>
    <style:style style:name="P62" style:family="paragraph" style:parent-style-name="Table_20_Contents">
      <style:text-properties fo:font-size="12pt" officeooo:rsid="01cedc9a" officeooo:paragraph-rsid="01cedc9a" style:font-size-asian="12pt" style:font-size-complex="12pt"/>
    </style:style>
    <style:style style:name="P63" style:family="paragraph" style:parent-style-name="Table_20_Contents">
      <style:text-properties officeooo:paragraph-rsid="01c2038e"/>
    </style:style>
    <style:style style:name="P64" style:family="paragraph" style:parent-style-name="Table_20_Contents">
      <style:paragraph-properties fo:margin-top="0.101cm" fo:margin-bottom="0.101cm" loext:contextual-spacing="false"/>
      <style:text-properties fo:font-size="12pt" officeooo:rsid="01c0f7ba" officeooo:paragraph-rsid="01c0f7ba" style:font-size-asian="12pt" style:font-size-complex="12pt"/>
    </style:style>
    <style:style style:name="P65" style:family="paragraph" style:parent-style-name="Table_20_Contents">
      <style:paragraph-properties fo:margin-top="0.101cm" fo:margin-bottom="0.101cm" loext:contextual-spacing="false"/>
      <style:text-properties fo:font-size="12pt" officeooo:rsid="01c202a3" officeooo:paragraph-rsid="01c202a3" style:font-size-asian="12pt" style:font-size-complex="12pt"/>
    </style:style>
    <style:style style:name="P66" style:family="paragraph" style:parent-style-name="Table_20_Contents">
      <style:paragraph-properties fo:margin-top="0.101cm" fo:margin-bottom="0.101cm" loext:contextual-spacing="false"/>
      <style:text-properties fo:font-size="12pt" officeooo:rsid="01c2fa2f" officeooo:paragraph-rsid="01c2fa2f" style:font-size-asian="12pt" style:font-size-complex="12pt"/>
    </style:style>
    <style:style style:name="P67" style:family="paragraph" style:parent-style-name="Table_20_Contents">
      <style:paragraph-properties fo:margin-top="0.101cm" fo:margin-bottom="0.101cm" loext:contextual-spacing="false"/>
      <style:text-properties fo:font-size="12pt" officeooo:rsid="01c7f84a" officeooo:paragraph-rsid="01c7f84a" style:font-size-asian="12pt" style:font-size-complex="12pt"/>
    </style:style>
    <style:style style:name="P68" style:family="paragraph" style:parent-style-name="Table_20_Contents">
      <style:paragraph-properties fo:margin-top="0.101cm" fo:margin-bottom="0.101cm" loext:contextual-spacing="false"/>
      <style:text-properties fo:font-size="12pt" officeooo:rsid="01cd12f1" officeooo:paragraph-rsid="01cd12f1" style:font-size-asian="12pt" style:font-size-complex="12pt"/>
    </style:style>
    <style:style style:name="P69" style:family="paragraph" style:parent-style-name="Table_20_Contents">
      <style:paragraph-properties fo:margin-top="0.101cm" fo:margin-bottom="0.101cm" loext:contextual-spacing="false"/>
      <style:text-properties fo:font-size="12pt" officeooo:rsid="01d01b6e" officeooo:paragraph-rsid="01d01b6e" style:font-size-asian="12pt" style:font-size-complex="12pt"/>
    </style:style>
    <style:style style:name="P70" style:family="paragraph">
      <loext:graphic-properties draw:fill-color="#00ff66"/>
      <style:text-properties fo:font-size="12pt"/>
    </style:style>
    <style:style style:name="T1" style:family="text">
      <style:text-properties fo:font-variant="normal" fo:text-transform="none" fo:color="#111111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2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3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a07e32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4" style:family="text">
      <style:text-properties officeooo:rsid="01b6c667"/>
    </style:style>
    <style:style style:name="T5" style:family="text">
      <style:text-properties officeooo:rsid="01afaf1a"/>
    </style:style>
    <style:style style:name="T6" style:family="text">
      <style:text-properties officeooo:rsid="01b489d0"/>
    </style:style>
    <style:style style:name="T7" style:family="text">
      <style:text-properties officeooo:rsid="01bd6583"/>
    </style:style>
    <style:style style:name="T8" style:family="text">
      <style:text-properties officeooo:rsid="01bf2ea1"/>
    </style:style>
    <style:style style:name="T9" style:family="text">
      <style:text-properties officeooo:rsid="01c0dfc2"/>
    </style:style>
    <style:style style:name="T10" style:family="text">
      <style:text-properties officeooo:rsid="01c35269"/>
    </style:style>
    <style:style style:name="T11" style:family="text">
      <style:text-properties officeooo:rsid="01c35290"/>
    </style:style>
    <style:style style:name="T12" style:family="text">
      <style:text-properties officeooo:rsid="01c5d18f"/>
    </style:style>
    <style:style style:name="T13" style:family="text">
      <style:text-properties officeooo:rsid="01c789e2"/>
    </style:style>
    <style:style style:name="T14" style:family="text">
      <style:text-properties officeooo:rsid="01cc4b6e"/>
    </style:style>
    <style:style style:name="T15" style:family="text">
      <style:text-properties officeooo:rsid="01cce228"/>
    </style:style>
    <style:style style:name="T16" style:family="text">
      <style:text-properties officeooo:rsid="01d07ab4"/>
    </style:style>
    <style:style style:name="T17" style:family="text">
      <style:text-properties officeooo:rsid="01d2ff23"/>
    </style:style>
    <style:style style:name="T18" style:family="text">
      <style:text-properties officeooo:rsid="01d5ea5b"/>
    </style:style>
    <style:style style:name="T19" style:family="text">
      <style:text-properties officeooo:rsid="01d652d3"/>
    </style:style>
    <style:style style:name="T20" style:family="text">
      <style:text-properties officeooo:rsid="01d89f8c"/>
    </style:style>
    <style:style style:name="T21" style:family="text">
      <style:text-properties officeooo:rsid="01da1f49"/>
    </style:style>
    <style:style style:name="T22" style:family="text">
      <style:text-properties officeooo:rsid="01df0fd4"/>
    </style:style>
    <style:style style:name="T23" style:family="text">
      <style:text-properties officeooo:rsid="01dff77c"/>
    </style:style>
    <style:style style:name="T24" style:family="text">
      <style:text-properties officeooo:rsid="01e3efa6"/>
    </style:style>
    <style:style style:name="T25" style:family="text">
      <style:text-properties officeooo:rsid="01e4cb1d"/>
    </style:style>
    <style:style style:name="T26" style:family="text">
      <style:text-properties officeooo:rsid="01e66ed4"/>
    </style:style>
    <style:style style:name="T27" style:family="text">
      <style:text-properties officeooo:rsid="01e776dc"/>
    </style:style>
    <style:style style:name="T28" style:family="text">
      <style:text-properties officeooo:rsid="01eca2cf"/>
    </style:style>
    <style:style style:name="T29" style:family="text">
      <style:text-properties officeooo:rsid="01ed0f6f"/>
    </style:style>
    <style:style style:name="T30" style:family="text">
      <style:text-properties officeooo:rsid="01ee298f"/>
    </style:style>
    <style:style style:name="T31" style:family="text">
      <style:text-properties officeooo:rsid="01ef0933"/>
    </style:style>
    <style:style style:name="T32" style:family="text">
      <style:text-properties officeooo:rsid="01b852ec"/>
    </style:style>
    <style:style style:name="T33" style:family="text">
      <style:text-properties officeooo:rsid="01c0f024"/>
    </style:style>
    <style:style style:name="T34" style:family="text">
      <style:text-properties officeooo:rsid="01c202a3"/>
    </style:style>
    <style:style style:name="T35" style:family="text">
      <style:text-properties officeooo:rsid="01c2038e"/>
    </style:style>
    <style:style style:name="T36" style:family="text">
      <style:text-properties officeooo:rsid="01c8954d"/>
    </style:style>
    <style:style style:name="T37" style:family="text">
      <style:text-properties officeooo:rsid="01cb7c3b"/>
    </style:style>
    <style:style style:name="T38" style:family="text">
      <style:text-properties officeooo:rsid="01cfc7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ff66" draw:textarea-horizontal-align="justify" draw:textarea-vertical-align="middle" draw:auto-grow-height="false" fo:min-height="1.369cm" fo:min-width="16.6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7" draw:style-name="gr1" draw:text-style-name="P70" svg:width="16.804cm" svg:height="1.518cm" svg:x="0.018cm" svg:y="0.28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List of <text:span text:style-name="T32">Kafka</text:span> Real Time Projects</text:p>
      <text:p text:style-name="P11"/>
      <text:p text:style-name="P11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Index</text:p>
          </table:table-cell>
          <table:table-cell table:style-name="Table1.A1" office:value-type="string">
            <text:p text:style-name="P15">Project Name</text:p>
          </table:table-cell>
          <table:table-cell table:style-name="Table1.C1" office:value-type="string">
            <text:p text:style-name="P13">P<text:span text:style-name="T5">roject</text:span> <text:span text:style-name="T5">Folder</text:span></text:p>
          </table:table-cell>
        </table:table-row>
        <table:table-row>
          <table:table-cell table:style-name="Table1.A6" office:value-type="string">
            <text:p text:style-name="P17">Project 1</text:p>
          </table:table-cell>
          <table:table-cell table:style-name="Table1.B2" office:value-type="string">
            <text:p text:style-name="P46">How To Stream CSV Data Into Phoenix Using Apache Kafka</text:p>
          </table:table-cell>
          <table:table-cell table:style-name="Table1.C2" office:value-type="string">
            <text:p text:style-name="P48">project1-phoenix-csv</text:p>
          </table:table-cell>
        </table:table-row>
        <table:table-row>
          <table:table-cell table:style-name="Table1.A6" office:value-type="string">
            <text:p text:style-name="P17">Project 2</text:p>
          </table:table-cell>
          <table:table-cell table:style-name="Table1.B3" office:value-type="string">
            <text:p text:style-name="P49">How To Stream JSON Data Into Phoenix Using Apache Kafka</text:p>
          </table:table-cell>
          <table:table-cell table:style-name="Table1.C3" office:value-type="string">
            <text:p text:style-name="P48">project2-phoenix-json</text:p>
          </table:table-cell>
        </table:table-row>
        <table:table-row>
          <table:table-cell table:style-name="Table1.A6" office:value-type="string">
            <text:p text:style-name="P17">Project 3</text:p>
          </table:table-cell>
          <table:table-cell table:style-name="Table1.B4" office:value-type="string">
            <text:p text:style-name="P49">How To Stream Regex Data Into Phoenix Using Apache Kafka</text:p>
          </table:table-cell>
          <table:table-cell table:style-name="Table1.C4" office:value-type="string">
            <text:p text:style-name="P48">project3-phoenix-regex</text:p>
          </table:table-cell>
        </table:table-row>
        <table:table-row>
          <table:table-cell table:style-name="Table1.A6" office:value-type="string">
            <text:p text:style-name="P17">Project 4</text:p>
          </table:table-cell>
          <table:table-cell table:style-name="Table1.B5" office:value-type="string">
            <text:p text:style-name="P50">How To Stream CSV Data Into Hadoop Using Apache Flume - Kafka Source</text:p>
          </table:table-cell>
          <table:table-cell table:style-name="Table1.C5" office:value-type="string">
            <text:p text:style-name="P48">project4-flume-kafka-source</text:p>
          </table:table-cell>
        </table:table-row>
        <table:table-row>
          <table:table-cell table:style-name="Table1.A6" office:value-type="string">
            <text:p text:style-name="P17">Project 5</text:p>
          </table:table-cell>
          <table:table-cell table:style-name="Table1.B6" office:value-type="string">
            <text:p text:style-name="P50">How To Stream CSV Data Into Hadoop Using Apache Flume – Kafka Sink</text:p>
          </table:table-cell>
          <table:table-cell table:style-name="Table1.C6" office:value-type="string">
            <text:p text:style-name="P48">project5-flume-kafka-sink</text:p>
          </table:table-cell>
        </table:table-row>
        <table:table-row>
          <table:table-cell table:style-name="Table1.A7" office:value-type="string">
            <text:p text:style-name="P17">Project <text:span text:style-name="T4">6</text:span></text:p>
          </table:table-cell>
          <table:table-cell table:style-name="Table1.B7" office:value-type="string">
            <text:p text:style-name="P51">How To Stream CSV Data Into Hadoop Using Apache Flume - Kafka Channel</text:p>
          </table:table-cell>
          <table:table-cell table:style-name="Table1.C7" office:value-type="string">
            <text:p text:style-name="P48">project6-flume-kafka-channel</text:p>
          </table:table-cell>
        </table:table-row>
      </table:table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6">Kalyan Big Data Project 1</text:p>
          </table:table-cell>
          <table:covered-table-cell/>
        </table:table-row>
        <table:table-row table:style-name="Table2.2">
          <table:table-cell table:style-name="Table2.A3" office:value-type="string">
            <text:p text:style-name="P14">Project Name</text:p>
          </table:table-cell>
          <table:table-cell table:style-name="Table2.B2" office:value-type="string">
            <text:p text:style-name="P47">How To Stream CSV Data Into Phoenix Using Apache Kafka</text:p>
          </table:table-cell>
        </table:table-row>
        <table:table-row>
          <table:table-cell table:style-name="Table2.A3" office:value-type="string">
            <text:p text:style-name="P14">P<text:span text:style-name="T5">roject</text:span> <text:span text:style-name="T6">Code</text:span></text:p>
          </table:table-cell>
          <table:table-cell table:style-name="Table2.B3" office:value-type="string">
            <text:p text:style-name="P18"/>
            <text:p text:style-name="P52"><text:a xlink:type="simple" xlink:href="https://github.com/kalyanhadooptraining/kalyan-bigdata-realtime-projects/tree/master/kafka/project1-phoenix-csv" text:style-name="Internet_20_link" text:visited-style-name="Visited_20_Internet_20_Link"><text:span text:style-name="T33">https://github.com/kalyanhadooptraining/kalyan-bigdata-realtime-projects/tree/master/kafka/project1-phoenix-csv</text:span></text:a></text:p>
            <text:p text:style-name="P52"/>
          </table:table-cell>
        </table:table-row>
        <table:table-row>
          <table:table-cell table:style-name="Table2.A4" office:value-type="string">
            <text:p text:style-name="P27">Learnings of this Project</text:p>
          </table:table-cell>
          <table:table-cell table:style-name="Table2.B4" office:value-type="string">
            <text:p text:style-name="P64">➢ We will learn Kafka Configurations and Commands</text:p>
            <text:p text:style-name="P64">➢ Kafka Information</text:p>
            <text:p text:style-name="P64">1. Kalyan Util (CSV data generator)</text:p>
            <text:p text:style-name="P64">2. Kafka Producer (Listen on CSV data)</text:p>
            <text:p text:style-name="P64">3. Kafka Consumer (Recieves the data from Kafka Producer)</text:p>
            <text:p text:style-name="P64">4. Phoenix Consumer (Write the data into Phoenix Table)</text:p>
            <text:p text:style-name="P64">➢ Major project in Real Time `Product Log Analysis`</text:p>
            <text:p text:style-name="P64">1. We are extracting the data from server logs</text:p>
            <text:p text:style-name="P64">2. This data will be useful to do analysis on product views</text:p>
            <text:p text:style-name="P64">3. CSV is the output format</text:p>
            <text:p text:style-name="P64">➢ We can use phoenix to analyze this data</text:p>
          </table:table-cell>
        </table:table-row>
      </table:table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6">Kalyan Big Data Project <text:span text:style-name="T7">2</text:span></text:p>
          </table:table-cell>
          <table:covered-table-cell/>
        </table:table-row>
        <table:table-row table:style-name="Table3.2">
          <table:table-cell table:style-name="Table3.A3" office:value-type="string">
            <text:p text:style-name="P14">Project Name</text:p>
          </table:table-cell>
          <table:table-cell table:style-name="Table3.B2" office:value-type="string">
            <text:p text:style-name="P58">How To Stream JSON Data Into Phoenix Using Apache Kafka</text:p>
          </table:table-cell>
        </table:table-row>
        <table:table-row>
          <table:table-cell table:style-name="Table3.A3" office:value-type="string">
            <text:p text:style-name="P14">P<text:span text:style-name="T5">roject</text:span> <text:span text:style-name="T6">Code</text:span></text:p>
          </table:table-cell>
          <table:table-cell table:style-name="Table3.B3" office:value-type="string">
            <text:p text:style-name="P18"/>
            <text:p text:style-name="P53"><text:a xlink:type="simple" xlink:href="https://github.com/kalyanhadooptraining/kalyan-bigdata-realtime-projects/tree/master/kafka/project2-phoenix-json" text:style-name="Internet_20_link" text:visited-style-name="Visited_20_Internet_20_Link"><text:span text:style-name="T34">https://github.com/kalyanhadooptraining/kalyan-bigdata-realtime-projects/tree/master/kafka/project2-phoenix-json</text:span></text:a></text:p>
            <text:p text:style-name="P53"/>
          </table:table-cell>
        </table:table-row>
        <table:table-row>
          <table:table-cell table:style-name="Table3.A4" office:value-type="string">
            <text:p text:style-name="P27">Learnings of this Project</text:p>
          </table:table-cell>
          <table:table-cell table:style-name="Table3.B4" office:value-type="string">
            <text:p text:style-name="P65">➢ We will learn Kafka Configurations and Commands</text:p>
            <text:p text:style-name="P65">➢ Kafka Information</text:p>
            <text:p text:style-name="P65">1. Kalyan Util (JSON data generator)</text:p>
            <text:p text:style-name="P65">2. Kafka Producer (Listen on JSON data)</text:p>
            <text:p text:style-name="P65">3. Kafka Consumer (Recieves the data from Kafka Producer)</text:p>
            <text:p text:style-name="P65">4. Phoenix Consumer (Write the data into Phoenix Table)</text:p>
            <text:p text:style-name="P65">➢ Major project in Real Time `Product Log Analysis`</text:p>
            <text:p text:style-name="P65">1. We are extracting the data from server logs</text:p>
            <text:p text:style-name="P65">2. This data will be useful to do analysis on product views</text:p>
            <text:p text:style-name="P65">3. JSON is the output format</text:p>
            <text:p text:style-name="P65">➢ We can use phoenix to analyze this data</text:p>
          </table:table-cell>
        </table:table-row>
      </table:table>
      <text:p text:style-name="P10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6">Kalyan Big Data Project <text:span text:style-name="T9">3</text:span></text:p>
          </table:table-cell>
          <table:covered-table-cell/>
        </table:table-row>
        <table:table-row table:style-name="Table4.2">
          <table:table-cell table:style-name="Table4.A3" office:value-type="string">
            <text:p text:style-name="P14">Project Name</text:p>
          </table:table-cell>
          <table:table-cell table:style-name="Table4.B2" office:value-type="string">
            <text:p text:style-name="P59">How To Stream REGEX Data Into Phoenix Using Apache Kafka</text:p>
          </table:table-cell>
        </table:table-row>
        <table:table-row>
          <table:table-cell table:style-name="Table4.A3" office:value-type="string">
            <text:p text:style-name="P14">P<text:span text:style-name="T5">roject</text:span> <text:span text:style-name="T6">Code</text:span></text:p>
          </table:table-cell>
          <table:table-cell table:style-name="Table4.B3" office:value-type="string">
            <text:p text:style-name="P18"/>
            <text:p text:style-name="P54"><text:a xlink:type="simple" xlink:href="https://github.com/kalyanhadooptraining/kalyan-bigdata-realtime-projects/tree/master/kafka/project3-phoenix-regex" text:style-name="Internet_20_link" text:visited-style-name="Visited_20_Internet_20_Link"><text:span text:style-name="T35">https://github.com/kalyanhadooptraining/kalyan-bigdata-realtime-projects/tree/master/kafka/project3-phoenix-regex</text:span></text:a></text:p>
            <text:p text:style-name="P63"/>
          </table:table-cell>
        </table:table-row>
        <table:table-row>
          <table:table-cell table:style-name="Table4.A4" office:value-type="string">
            <text:p text:style-name="P27">Learnings of this Project</text:p>
          </table:table-cell>
          <table:table-cell table:style-name="Table4.B4" office:value-type="string">
            <text:p text:style-name="P66">➢ We will learn Kafka Configurations and Commands</text:p>
            <text:p text:style-name="P66">➢ Kafka Information</text:p>
            <text:p text:style-name="P66">1. Kalyan Util (Complex data generator)</text:p>
            <text:p text:style-name="P66">2. Kafka Producer (Listen on Complex data)</text:p>
            <text:p text:style-name="P66">3. Kafka Consumer (Recieves the data from Kafka Producer)</text:p>
            <text:p text:style-name="P66">4. Phoenix Consumer (Write the data into Phoenix Table)</text:p>
            <text:p text:style-name="P66">➢ Major project in Real Time `Product Log Analysis`</text:p>
            <text:p text:style-name="P66">1. We are extracting the data from server logs</text:p>
            <text:p text:style-name="P66">2. This data will be useful to do analysis on product views</text:p>
            <text:p text:style-name="P66">3. Complex Data is the output format then REGEX is best solution</text:p>
            <text:p text:style-name="P66">➢ We can use phoenix to analyze this data</text:p>
          </table:table-cell>
        </table:table-row>
      </table:table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6">Kalyan Big Data Project <text:span text:style-name="T11">4</text:span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14">Project Name</text:p>
          </table:table-cell>
          <table:table-cell table:style-name="Table5.B2" office:value-type="string">
            <text:p text:style-name="P60">How To Stream CSV Data Into Hadoop Using Apache Flume - Kafka Source</text:p>
          </table:table-cell>
        </table:table-row>
        <table:table-row>
          <table:table-cell table:style-name="Table5.A3" office:value-type="string">
            <text:p text:style-name="P14">P<text:span text:style-name="T5">roject</text:span> <text:span text:style-name="T6">Code</text:span></text:p>
          </table:table-cell>
          <table:table-cell table:style-name="Table5.B3" office:value-type="string">
            <text:p text:style-name="P18"/>
            <text:p text:style-name="P55"><text:a xlink:type="simple" xlink:href="https://github.com/kalyanhadooptraining/kalyan-bigdata-realtime-projects/tree/master/kafka/project4-flume-kafka-source" text:style-name="Internet_20_link" text:visited-style-name="Visited_20_Internet_20_Link"><text:span text:style-name="T36">https://github.com/kalyanhadooptraining/kalyan-bigdata-realtime-projects/tree/master/kafka/project4-flume-kafka-source</text:span></text:a></text:p>
            <text:p text:style-name="P55"/>
          </table:table-cell>
        </table:table-row>
        <table:table-row>
          <table:table-cell table:style-name="Table5.A4" office:value-type="string">
            <text:p text:style-name="P27">Learnings of this Project</text:p>
          </table:table-cell>
          <table:table-cell table:style-name="Table5.B4" office:value-type="string">
            <text:p text:style-name="P67">➢ We will learn Flume Configurations and Commands</text:p>
            <text:p text:style-name="P67">➢ Flume Agent</text:p>
            <text:p text:style-name="P67">1. Source (Kafka Source)</text:p>
            <text:p text:style-name="P67">2. Channel (Memory Channel)</text:p>
            <text:p text:style-name="P67">3. Sink (Hdfs Sink)</text:p>
            <text:p text:style-name="P67">➢ We will learn Kafka Configurations and Commands</text:p>
            <text:p text:style-name="P67">➢ Kafka Information</text:p>
            <text:p text:style-name="P67">1. Kalyan Util (CSV data generator)</text:p>
            <text:p text:style-name="P67">2. Kafka Producer (Listen on CSV data)</text:p>
            <text:p text:style-name="P67">3. Kafka Consumer (Recieves the data from Kafka Producer)</text:p>
            <text:p text:style-name="P67">4. Flume Kafka Source (Will Send the Kafka Producer data to Flume Channel)</text:p>
            <text:p text:style-name="P67">➢ Major project in Real Time `Product Log Analysis`</text:p>
            <text:p text:style-name="P67">1. We are extracting the data from server logs</text:p>
            <text:p text:style-name="P67">2. This data will be useful to do analysis on product views</text:p>
            <text:p text:style-name="P67">3. CSV is the output format</text:p>
            <text:p text:style-name="P67">➢ We can use hive / pig / mapreduce to analyze this data</text:p>
            <text:p text:style-name="P67">1. explore hive query to analysis</text:p>
            <text:p text:style-name="P67">2. explore pig scripts to analysis</text:p>
            <text:p text:style-name="P67">3. explore mapreduce to analysis</text:p>
          </table:table-cell>
        </table:table-row>
      </table:table>
      <text:p text:style-name="P10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6">Kalyan Big Data Project <text:span text:style-name="T13">5</text:span></text:p>
          </table:table-cell>
          <table:covered-table-cell/>
        </table:table-row>
        <table:table-row table:style-name="Table6.2">
          <table:table-cell table:style-name="Table6.A3" office:value-type="string">
            <text:p text:style-name="P14">Project Name</text:p>
          </table:table-cell>
          <table:table-cell table:style-name="Table6.B2" office:value-type="string">
            <text:p text:style-name="P61">How To Stream CSV Data Into Hadoop Using Apache Flume – Kafka Sink</text:p>
          </table:table-cell>
        </table:table-row>
        <table:table-row>
          <table:table-cell table:style-name="Table6.A3" office:value-type="string">
            <text:p text:style-name="P14">P<text:span text:style-name="T5">roject</text:span> <text:span text:style-name="T6">Code</text:span></text:p>
          </table:table-cell>
          <table:table-cell table:style-name="Table6.B3" office:value-type="string">
            <text:p text:style-name="P18"/>
            <text:p text:style-name="P56"><text:a xlink:type="simple" xlink:href="https://github.com/kalyanhadooptraining/kalyan-bigdata-realtime-projects/tree/master/kafka/project5-flume-kafka-sink" text:style-name="Internet_20_link" text:visited-style-name="Visited_20_Internet_20_Link"><text:span text:style-name="T37">https://github.com/kalyanhadooptraining/kalyan-bigdata-realtime-projects/tree/master/kafka/project5-flume-kafka-sink</text:span></text:a></text:p>
            <text:p text:style-name="P56"/>
          </table:table-cell>
        </table:table-row>
        <table:table-row>
          <table:table-cell table:style-name="Table6.A4" office:value-type="string">
            <text:p text:style-name="P27">Learnings of this Project</text:p>
          </table:table-cell>
          <table:table-cell table:style-name="Table6.B4" office:value-type="string">
            <text:p text:style-name="P68">➢ We will learn Flume Configurations and Commands</text:p>
            <text:p text:style-name="P68">➢ Flume Agent</text:p>
            <text:p text:style-name="P68">1. Source (Exec Source)</text:p>
            <text:p text:style-name="P68">2. Channel (Memory Channel)</text:p>
            <text:p text:style-name="P68">3. Sink (Kafka Sink)</text:p>
            <text:p text:style-name="P68">➢ We will learn Kafka Configurations and Commands</text:p>
            <text:p text:style-name="P68">➢ Kafka Information</text:p>
            <text:p text:style-name="P68">1. Kalyan Util (CSV data generator)</text:p>
            <text:p text:style-name="P68">2. Kafka Producer (Listen on CSV data)</text:p>
            <text:p text:style-name="P68">3. Kafka Consumer (Recieves the data from Kafka Producer)</text:p>
            <text:p text:style-name="P68">4. Flume Kafka Sink (Will Recieves the Kafka Sink data from Flume Channel)</text:p>
            <text:p text:style-name="P68">➢ Major project in Real Time `Product Log Analysis`</text:p>
            <text:p text:style-name="P68">1. We are extracting the data from server logs</text:p>
            <text:p text:style-name="P68">2. This data will be useful to do analysis on product views</text:p>
            <text:p text:style-name="P68">3. CSV is the output format</text:p>
            <text:p text:style-name="P68">➢ We can use hive / pig / mapreduce to analyze this data</text:p>
            <text:p text:style-name="P68">1. explore hive query to analysis</text:p>
            <text:p text:style-name="P68">2. explore pig scripts to analysis</text:p>
            <text:p text:style-name="P68">3. explore mapreduce to analysis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6">Kalyan Big Data Project <text:span text:style-name="T15">6</text:span></text:p>
          </table:table-cell>
          <table:covered-table-cell/>
        </table:table-row>
        <table:table-row table:style-name="Table7.2">
          <table:table-cell table:style-name="Table7.A3" office:value-type="string">
            <text:p text:style-name="P14">Project Name</text:p>
          </table:table-cell>
          <table:table-cell table:style-name="Table7.B2" office:value-type="string">
            <text:p text:style-name="P62">How To Stream CSV Data Into Hadoop Using Apache Flume - Kafka Channel</text:p>
          </table:table-cell>
        </table:table-row>
        <table:table-row>
          <table:table-cell table:style-name="Table7.A3" office:value-type="string">
            <text:p text:style-name="P14">P<text:span text:style-name="T5">roject</text:span> <text:span text:style-name="T6">Code</text:span></text:p>
          </table:table-cell>
          <table:table-cell table:style-name="Table7.B3" office:value-type="string">
            <text:p text:style-name="P18"/>
            <text:p text:style-name="P57"><text:a xlink:type="simple" xlink:href="https://github.com/kalyanhadooptraining/kalyan-bigdata-realtime-projects/tree/master/kafka/project6-flume-kafka-channel" text:style-name="Internet_20_link" text:visited-style-name="Visited_20_Internet_20_Link"><text:span text:style-name="T38">https://github.com/kalyanhadooptraining/kalyan-bigdata-realtime-projects/tree/master/kafka/project6-flume-kafka-channel</text:span></text:a></text:p>
            <text:p text:style-name="P57"/>
          </table:table-cell>
        </table:table-row>
        <table:table-row>
          <table:table-cell table:style-name="Table7.A4" office:value-type="string">
            <text:p text:style-name="P27">Learnings of this Project</text:p>
          </table:table-cell>
          <table:table-cell table:style-name="Table7.B4" office:value-type="string">
            <text:p text:style-name="P69">➢ We will learn Flume Configurations and Commands</text:p>
            <text:p text:style-name="P69">➢ Flume Agent</text:p>
            <text:p text:style-name="P69">1. Source (Exec Source)</text:p>
            <text:p text:style-name="P69">2. Channel (Kafka Channel)</text:p>
            <text:p text:style-name="P69">3. Sink (Hdfs Sink)</text:p>
            <text:p text:style-name="P69">➢ We will learn Kafka Configurations and Commands</text:p>
            <text:p text:style-name="P69">➢ Kafka Information</text:p>
            <text:p text:style-name="P69">1. Kalyan Util (CSV data generator)</text:p>
            <text:p text:style-name="P69">2. Kafka Producer (Listen on CSV data)</text:p>
            <text:p text:style-name="P69">3. Kafka Consumer (Recieves the data from Kafka Producer)</text:p>
            <text:p text:style-name="P69">4. Flume Kafka Channel (Will Recieves the Kafka Channel data from Flume Source)</text:p>
            <text:p text:style-name="P69">➢ Major project in Real Time `Product Log Analysis`</text:p>
            <text:p text:style-name="P69">1. We are extracting the data from server logs</text:p>
            <text:p text:style-name="P69">2. This data will be useful to do analysis on product views</text:p>
            <text:p text:style-name="P69">3. CSV is the output format</text:p>
            <text:p text:style-name="P69">➢ We can use hive / pig / mapreduce to analyze this data</text:p>
            <text:p text:style-name="P69">1. explore hive query to analysis</text:p>
            <text:p text:style-name="P69">2. explore pig scripts to analysis</text:p>
            <text:p text:style-name="P69">3. explore mapreduce to analysis</text:p>
          </table:table-cell>
        </table:table-row>
      </table:table>
      <text:p text:style-name="P10"/>
      <text:p text:style-name="P6"/>
      <text:p text:style-name="P6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fo:font-style="italic" fo:text-shadow="none" fo:font-weight="bold" officeooo:paragraph-rsid="0191c7a3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color="#ff0000" fo:font-size="10pt" officeooo:paragraph-rsid="019f3726"/>
    </style:style>
    <style:style style:name="MT1" style:family="text">
      <style:text-properties fo:font-variant="normal" fo:text-transform="none" fo:color="#111111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T2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T3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a07e32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0" text:anchor-type="paragraph" svg:x="0.085cm" svg:y="-0.093cm" svg:width="3.759cm" svg:height="0.903cm" draw:z-index="6"><draw:image xlink:href="Pictures/10000201000000FA0000003CD87A17848E5ABAA4.png" xlink:type="simple" xlink:show="embed" xlink:actuate="onLoad"/></draw:frame>Mr.Kalyan, Apache Contributor, Cloudera CCA175 Certified Consultant, </text:p>
        <text:p text:style-name="MP1">6+ years of Big Data exp, IIT Kharagpur, Gold Medalist</text:p>
      </style:header>
      <style:footer>
        <text:p text:style-name="MP2"><text:span text:style-name="MT1">Flat# 204, Annapurna Block, Aditya Enclave, Ameerpet, ORIENIT @ 040 65142345, 9703202345 </text:span><text:a xlink:type="simple" xlink:href="http://www.kalyanhadooptraining.com/" text:style-name="Internet_20_link" text:visited-style-name="Visited_20_Internet_20_Link"><text:span text:style-name="MT2">www.kalyanhadooptraining.com</text:span></text:a><text:span text:style-name="MT1">, </text:span><text:a xlink:type="simple" xlink:href="http://www.bigdatatraininghyderabad.com/" text:style-name="Internet_20_link" text:visited-style-name="Visited_20_Internet_20_Link"><text:span text:style-name="MT3">www.bigdatatraininghyderabad.com</text:span></text:a><text:span text:style-name="MT1">, </text:span><text:a xlink:type="simple" xlink:href="http://www.orienit.com/" text:style-name="Internet_20_link" text:visited-style-name="Visited_20_Internet_20_Link"><text:span text:style-name="MT2">www.orienit.com</text:span></text:a><text:span text:style-name="MT1"> <text:s/>Page </text:span><text:span text:style-name="MT1"><text:page-number style:num-format="1"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6:37:59.005626107</meta:creation-date>
    <meta:generator>LibreOffice/5.0.2.2$Linux_X86_64 LibreOffice_project/00m0$Build-2</meta:generator>
    <dc:date>2017-02-04T06:00:30.632889887</dc:date>
    <meta:editing-duration>PT3H37M1S</meta:editing-duration>
    <meta:editing-cycles>416</meta:editing-cycles>
    <meta:document-statistic meta:table-count="7" meta:image-count="1" meta:object-count="0" meta:page-count="7" meta:paragraph-count="151" meta:word-count="955" meta:character-count="6137" meta:non-whitespace-character-count="5329"/>
  </office:meta>
</office:document-meta>
</file>